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 table:number-rows-repeated="9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 table:number-matrix-columns-spanned="3" table:number-matrix-rows-spanned="1" table:formula="of:=LINEST([.C12:.C36];[.A12:.B36])" office:value-type="float" office:value="5.21659080879135" calcext:value-type="float">
            <text:p>5.2165908088</text:p>
          </table:table-cell>
          <table:table-cell office:value-type="float" office:value="0.417362098794507" calcext:value-type="float">
            <text:p>0.4173620988</text:p>
          </table:table-cell>
          <table:table-cell office:value-type="float" office:value="77.9825386148758" calcext:value-type="float">
            <text:p>77.9825386149</text:p>
          </table:table-cell>
          <table:table-cell table:number-columns-repeated="5"/>
          <table:table-cell table:style-name="Default" office:value-type="float" office:value="4.85871744" calcext:value-type="float">
            <text:p>4.85871744</text:p>
          </table:table-cell>
          <table:table-cell office:value-type="float" office:value="0.7493124" calcext:value-type="float">
            <text:p>0.7493124</text:p>
          </table:table-cell>
          <table:table-cell office:value-type="float" office:value="69.00721741" calcext:value-type="float">
            <text:p>69.00721741</text:p>
          </table:table-cell>
          <table:table-cell table:number-columns-repeated="5"/>
          <table:table-cell table:style-name="Default" office:value-type="float" office:value="4.85871744" calcext:value-type="float">
            <text:p>4.85871744</text:p>
          </table:table-cell>
          <table:table-cell office:value-type="float" office:value="0.7493124" calcext:value-type="float">
            <text:p>0.7493124</text:p>
          </table:table-cell>
          <table:table-cell office:value-type="float" office:value="69.00721741" calcext:value-type="float">
            <text:p>69.00721741</text:p>
          </table:table-cell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edicted</text:p>
          </table:table-cell>
          <table:table-cell table:style-name="Default" office:value-type="string" calcext:value-type="string">
            <text:p>error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edicted</text:p>
          </table:table-cell>
          <table:table-cell table:style-name="Default" office:value-type="string" calcext:value-type="string">
            <text:p>error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redicted</text:p>
          </table:table-cell>
          <table:table-cell table:style-name="Default"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54" calcext:value-type="float">
            <text:p>354</text:p>
          </table:table-cell>
          <table:table-cell table:formula="of:=[.E$10]*[.B12]+[.F$10]*[.A12]+[.G$10]" office:value-type="float" office:value="353.004132118016" calcext:value-type="float">
            <text:p>353.004132118</text:p>
          </table:table-cell>
          <table:table-cell table:formula="of:=[.D12]-[.C12]" office:value-type="float" office:value="-0.995867881983656" calcext:value-type="float">
            <text:p>-1.0</text:p>
          </table:table-cell>
          <table:table-cell table:formula="of:=[.E12]*[.E12]" office:value-type="float" office:value="0.991752838366614" calcext:value-type="float">
            <text:p>0.991752838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54" calcext:value-type="float">
            <text:p>354</text:p>
          </table:table-cell>
          <table:table-cell table:formula="of:=[.M$10]*[.J12]+[.N$10]*[.I12]+[.O$10]" office:value-type="float" office:value="355.45046125" calcext:value-type="float">
            <text:p>355.45046125</text:p>
          </table:table-cell>
          <table:table-cell table:formula="of:=[.L12]-[.K12]" office:value-type="float" office:value="1.45046125000005" calcext:value-type="float">
            <text:p>1.5</text:p>
          </table:table-cell>
          <table:table-cell table:formula="of:=[.M12]*[.M12]" office:value-type="float" office:value="2.1038378377517" calcext:value-type="float">
            <text:p>2.103837837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54" calcext:value-type="float">
            <text:p>354</text:p>
          </table:table-cell>
          <table:table-cell table:formula="of:=[.U$10]*[.R12]+[.V$10]*[.Q12]+[.W$10]" office:value-type="float" office:value="355.45046125" calcext:value-type="float">
            <text:p>355.45046125</text:p>
          </table:table-cell>
          <table:table-cell table:formula="of:=[.T12]-[.S12]" office:value-type="float" office:value="1.45046125000005" calcext:value-type="float">
            <text:p>1.5</text:p>
          </table:table-cell>
          <table:table-cell table:formula="of:=[.U12]*[.U12]" office:value-type="float" office:value="2.1038378377517" calcext:value-type="float">
            <text:p>2.1038378378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formula="of:=[.E$10]*[.B13]+[.F$10]*[.A13]+[.G$10]" office:value-type="float" office:value="212.781788002702" calcext:value-type="float">
            <text:p>212.7817880027</text:p>
          </table:table-cell>
          <table:table-cell table:formula="of:=[.D13]-[.C13]" office:value-type="float" office:value="22.7817880027017" calcext:value-type="float">
            <text:p>22.8</text:p>
          </table:table-cell>
          <table:table-cell table:formula="of:=[.E13]*[.E13]" office:value-type="float" office:value="519.009864600044" calcext:value-type="float">
            <text:p>519.009864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formula="of:=[.M$10]*[.J13]+[.N$10]*[.I13]+[.O$10]" office:value-type="float" office:value="220.88137141" calcext:value-type="float">
            <text:p>220.88137141</text:p>
          </table:table-cell>
          <table:table-cell table:formula="of:=[.L13]-[.K13]" office:value-type="float" office:value="30.88137141" calcext:value-type="float">
            <text:p>30.9</text:p>
          </table:table-cell>
          <table:table-cell table:formula="of:=[.M13]*[.M13]" office:value-type="float" office:value="953.659100162365" calcext:value-type="float">
            <text:p>953.659100162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formula="of:=[.U$10]*[.R13]+[.V$10]*[.Q13]+[.W$10]" office:value-type="float" office:value="220.88137141" calcext:value-type="float">
            <text:p>220.88137141</text:p>
          </table:table-cell>
          <table:table-cell table:formula="of:=[.T13]-[.S13]" office:value-type="float" office:value="30.88137141" calcext:value-type="float">
            <text:p>30.9</text:p>
          </table:table-cell>
          <table:table-cell table:formula="of:=[.U13]*[.U13]" office:value-type="float" office:value="953.659100162365" calcext:value-type="float">
            <text:p>953.6591001624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05" calcext:value-type="float">
            <text:p>405</text:p>
          </table:table-cell>
          <table:table-cell table:formula="of:=[.E$10]*[.B14]+[.F$10]*[.A14]+[.G$10]" office:value-type="float" office:value="376.373797093669" calcext:value-type="float">
            <text:p>376.3737970937</text:p>
          </table:table-cell>
          <table:table-cell table:formula="of:=[.D14]-[.C14]" office:value-type="float" office:value="-28.6262029063312" calcext:value-type="float">
            <text:p>-28.6</text:p>
          </table:table-cell>
          <table:table-cell table:formula="of:=[.E14]*[.E14]" office:value-type="float" office:value="819.459492834443" calcext:value-type="float">
            <text:p>819.459492834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05" calcext:value-type="float">
            <text:p>405</text:p>
          </table:table-cell>
          <table:table-cell table:formula="of:=[.M$10]*[.J14]+[.N$10]*[.I14]+[.O$10]" office:value-type="float" office:value="370.36583029" calcext:value-type="float">
            <text:p>370.36583029</text:p>
          </table:table-cell>
          <table:table-cell table:formula="of:=[.L14]-[.K14]" office:value-type="float" office:value="-34.63416971" calcext:value-type="float">
            <text:p>-34.6</text:p>
          </table:table-cell>
          <table:table-cell table:formula="of:=[.M14]*[.M14]" office:value-type="float" office:value="1199.52571150108" calcext:value-type="float">
            <text:p>1199.525711501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05" calcext:value-type="float">
            <text:p>405</text:p>
          </table:table-cell>
          <table:table-cell table:formula="of:=[.U$10]*[.R14]+[.V$10]*[.Q14]+[.W$10]" office:value-type="float" office:value="370.36583029" calcext:value-type="float">
            <text:p>370.36583029</text:p>
          </table:table-cell>
          <table:table-cell table:formula="of:=[.T14]-[.S14]" office:value-type="float" office:value="-34.63416971" calcext:value-type="float">
            <text:p>-34.6</text:p>
          </table:table-cell>
          <table:table-cell table:formula="of:=[.U14]*[.U14]" office:value-type="float" office:value="1199.52571150108" calcext:value-type="float">
            <text:p>1199.525711501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table:formula="of:=[.E$10]*[.B15]+[.F$10]*[.A15]+[.G$10]" office:value-type="float" office:value="263.695609794232" calcext:value-type="float">
            <text:p>263.6956097942</text:p>
          </table:table-cell>
          <table:table-cell table:formula="of:=[.D15]-[.C15]" office:value-type="float" office:value="0.6956097942317" calcext:value-type="float">
            <text:p>0.7</text:p>
          </table:table-cell>
          <table:table-cell table:formula="of:=[.E15]*[.E15]" office:value-type="float" office:value="0.483872985831068" calcext:value-type="float">
            <text:p>0.483872985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table:formula="of:=[.M$10]*[.J15]+[.N$10]*[.I15]+[.O$10]" office:value-type="float" office:value="267.22060861" calcext:value-type="float">
            <text:p>267.22060861</text:p>
          </table:table-cell>
          <table:table-cell table:formula="of:=[.L15]-[.K15]" office:value-type="float" office:value="4.22060861" calcext:value-type="float">
            <text:p>4.2</text:p>
          </table:table-cell>
          <table:table-cell table:formula="of:=[.M15]*[.M15]" office:value-type="float" office:value="17.8135370388061" calcext:value-type="float">
            <text:p>17.813537038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table:formula="of:=[.U$10]*[.R15]+[.V$10]*[.Q15]+[.W$10]" office:value-type="float" office:value="267.22060861" calcext:value-type="float">
            <text:p>267.22060861</text:p>
          </table:table-cell>
          <table:table-cell table:formula="of:=[.T15]-[.S15]" office:value-type="float" office:value="4.22060861" calcext:value-type="float">
            <text:p>4.2</text:p>
          </table:table-cell>
          <table:table-cell table:formula="of:=[.U15]*[.U15]" office:value-type="float" office:value="17.8135370388061" calcext:value-type="float">
            <text:p>17.8135370388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51" calcext:value-type="float">
            <text:p>451</text:p>
          </table:table-cell>
          <table:table-cell table:formula="of:=[.E$10]*[.B16]+[.F$10]*[.A16]+[.G$10]" office:value-type="float" office:value="407.047734224365" calcext:value-type="float">
            <text:p>407.0477342244</text:p>
          </table:table-cell>
          <table:table-cell table:formula="of:=[.D16]-[.C16]" office:value-type="float" office:value="-43.9522657756349" calcext:value-type="float">
            <text:p>-44.0</text:p>
          </table:table-cell>
          <table:table-cell table:formula="of:=[.E16]*[.E16]" office:value-type="float" office:value="1931.80166681205" calcext:value-type="float">
            <text:p>1931.801666812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51" calcext:value-type="float">
            <text:p>451</text:p>
          </table:table-cell>
          <table:table-cell table:formula="of:=[.M$10]*[.J16]+[.N$10]*[.I16]+[.O$10]" office:value-type="float" office:value="402.90185389" calcext:value-type="float">
            <text:p>402.90185389</text:p>
          </table:table-cell>
          <table:table-cell table:formula="of:=[.L16]-[.K16]" office:value-type="float" office:value="-48.09814611" calcext:value-type="float">
            <text:p>-48.1</text:p>
          </table:table-cell>
          <table:table-cell table:formula="of:=[.M16]*[.M16]" office:value-type="float" office:value="2313.4316592189" calcext:value-type="float">
            <text:p>2313.431659218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51" calcext:value-type="float">
            <text:p>451</text:p>
          </table:table-cell>
          <table:table-cell table:formula="of:=[.U$10]*[.R16]+[.V$10]*[.Q16]+[.W$10]" office:value-type="float" office:value="402.90185389" calcext:value-type="float">
            <text:p>402.90185389</text:p>
          </table:table-cell>
          <table:table-cell table:formula="of:=[.T16]-[.S16]" office:value-type="float" office:value="-48.09814611" calcext:value-type="float">
            <text:p>-48.1</text:p>
          </table:table-cell>
          <table:table-cell table:formula="of:=[.U16]*[.U16]" office:value-type="float" office:value="2313.4316592189" calcext:value-type="float">
            <text:p>2313.431659218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table:formula="of:=[.E$10]*[.B17]+[.F$10]*[.A17]+[.G$10]" office:value-type="float" office:value="237.19529365148" calcext:value-type="float">
            <text:p>237.1952936515</text:p>
          </table:table-cell>
          <table:table-cell table:formula="of:=[.D17]-[.C17]" office:value-type="float" office:value="-64.8047063485195" calcext:value-type="float">
            <text:p>-64.8</text:p>
          </table:table-cell>
          <table:table-cell table:formula="of:=[.E17]*[.E17]" office:value-type="float" office:value="4199.64996491785" calcext:value-type="float">
            <text:p>4199.649964917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table:formula="of:=[.M$10]*[.J17]+[.N$10]*[.I17]+[.O$10]" office:value-type="float" office:value="242.17770901" calcext:value-type="float">
            <text:p>242.17770901</text:p>
          </table:table-cell>
          <table:table-cell table:formula="of:=[.L17]-[.K17]" office:value-type="float" office:value="-59.82229099" calcext:value-type="float">
            <text:p>-59.8</text:p>
          </table:table-cell>
          <table:table-cell table:formula="of:=[.M17]*[.M17]" office:value-type="float" office:value="3578.70649929223" calcext:value-type="float">
            <text:p>3578.706499292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table:formula="of:=[.U$10]*[.R17]+[.V$10]*[.Q17]+[.W$10]" office:value-type="float" office:value="242.17770901" calcext:value-type="float">
            <text:p>242.17770901</text:p>
          </table:table-cell>
          <table:table-cell table:formula="of:=[.T17]-[.S17]" office:value-type="float" office:value="-59.82229099" calcext:value-type="float">
            <text:p>-59.8</text:p>
          </table:table-cell>
          <table:table-cell table:formula="of:=[.U17]*[.U17]" office:value-type="float" office:value="3578.70649929223" calcext:value-type="float">
            <text:p>3578.7064992922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88" calcext:value-type="float">
            <text:p>288</text:p>
          </table:table-cell>
          <table:table-cell table:formula="of:=[.E$10]*[.B18]+[.F$10]*[.A18]+[.G$10]" office:value-type="float" office:value="250.340893485087" calcext:value-type="float">
            <text:p>250.3408934851</text:p>
          </table:table-cell>
          <table:table-cell table:formula="of:=[.D18]-[.C18]" office:value-type="float" office:value="-37.6591065149126" calcext:value-type="float">
            <text:p>-37.7</text:p>
          </table:table-cell>
          <table:table-cell table:formula="of:=[.E18]*[.E18]" office:value-type="float" office:value="1418.20830350153" calcext:value-type="float">
            <text:p>1418.20830350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88" calcext:value-type="float">
            <text:p>288</text:p>
          </table:table-cell>
          <table:table-cell table:formula="of:=[.M$10]*[.J18]+[.N$10]*[.I18]+[.O$10]" office:value-type="float" office:value="252.25798693" calcext:value-type="float">
            <text:p>252.25798693</text:p>
          </table:table-cell>
          <table:table-cell table:formula="of:=[.L18]-[.K18]" office:value-type="float" office:value="-35.74201307" calcext:value-type="float">
            <text:p>-35.7</text:p>
          </table:table-cell>
          <table:table-cell table:formula="of:=[.M18]*[.M18]" office:value-type="float" office:value="1277.49149829605" calcext:value-type="float">
            <text:p>1277.491498296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88" calcext:value-type="float">
            <text:p>288</text:p>
          </table:table-cell>
          <table:table-cell table:formula="of:=[.U$10]*[.R18]+[.V$10]*[.Q18]+[.W$10]" office:value-type="float" office:value="252.25798693" calcext:value-type="float">
            <text:p>252.25798693</text:p>
          </table:table-cell>
          <table:table-cell table:formula="of:=[.T18]-[.S18]" office:value-type="float" office:value="-35.74201307" calcext:value-type="float">
            <text:p>-35.7</text:p>
          </table:table-cell>
          <table:table-cell table:formula="of:=[.U18]*[.U18]" office:value-type="float" office:value="1277.49149829605" calcext:value-type="float">
            <text:p>1277.491498296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  <table:table-cell table:formula="of:=[.E$10]*[.B19]+[.F$10]*[.A19]+[.G$10]" office:value-type="float" office:value="295.829878844569" calcext:value-type="float">
            <text:p>295.8298788446</text:p>
          </table:table-cell>
          <table:table-cell table:formula="of:=[.D19]-[.C19]" office:value-type="float" office:value="-89.1701211554312" calcext:value-type="float">
            <text:p>-89.2</text:p>
          </table:table-cell>
          <table:table-cell table:formula="of:=[.E19]*[.E19]" office:value-type="float" office:value="7951.31050687427" calcext:value-type="float">
            <text:p>7951.310506874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  <table:table-cell table:formula="of:=[.M$10]*[.J19]+[.N$10]*[.I19]+[.O$10]" office:value-type="float" office:value="297.87153805" calcext:value-type="float">
            <text:p>297.87153805</text:p>
          </table:table-cell>
          <table:table-cell table:formula="of:=[.L19]-[.K19]" office:value-type="float" office:value="-87.12846195" calcext:value-type="float">
            <text:p>-87.1</text:p>
          </table:table-cell>
          <table:table-cell table:formula="of:=[.M19]*[.M19]" office:value-type="float" office:value="7591.36888177259" calcext:value-type="float">
            <text:p>7591.368881772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  <table:table-cell table:formula="of:=[.U$10]*[.R19]+[.V$10]*[.Q19]+[.W$10]" office:value-type="float" office:value="297.87153805" calcext:value-type="float">
            <text:p>297.87153805</text:p>
          </table:table-cell>
          <table:table-cell table:formula="of:=[.T19]-[.S19]" office:value-type="float" office:value="-87.12846195" calcext:value-type="float">
            <text:p>-87.1</text:p>
          </table:table-cell>
          <table:table-cell table:formula="of:=[.U19]*[.U19]" office:value-type="float" office:value="7591.36888177259" calcext:value-type="float">
            <text:p>7591.3688817726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formula="of:=[.E$10]*[.B20]+[.F$10]*[.A20]+[.G$10]" office:value-type="float" office:value="408.299820520749" calcext:value-type="float">
            <text:p>408.2998205207</text:p>
          </table:table-cell>
          <table:table-cell table:formula="of:=[.D20]-[.C20]" office:value-type="float" office:value="6.29982052074865" calcext:value-type="float">
            <text:p>6.3</text:p>
          </table:table-cell>
          <table:table-cell table:formula="of:=[.E20]*[.E20]" office:value-type="float" office:value="39.6877385936458" calcext:value-type="float">
            <text:p>39.687738593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formula="of:=[.M$10]*[.J20]+[.N$10]*[.I20]+[.O$10]" office:value-type="float" office:value="405.14979109" calcext:value-type="float">
            <text:p>405.14979109</text:p>
          </table:table-cell>
          <table:table-cell table:formula="of:=[.L20]-[.K20]" office:value-type="float" office:value="3.14979109000006" calcext:value-type="float">
            <text:p>3.1</text:p>
          </table:table-cell>
          <table:table-cell table:formula="of:=[.M20]*[.M20]" office:value-type="float" office:value="9.9211839106438" calcext:value-type="float">
            <text:p>9.921183910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formula="of:=[.U$10]*[.R20]+[.V$10]*[.Q20]+[.W$10]" office:value-type="float" office:value="405.14979109" calcext:value-type="float">
            <text:p>405.14979109</text:p>
          </table:table-cell>
          <table:table-cell table:formula="of:=[.T20]-[.S20]" office:value-type="float" office:value="3.14979109000006" calcext:value-type="float">
            <text:p>3.1</text:p>
          </table:table-cell>
          <table:table-cell table:formula="of:=[.U20]*[.U20]" office:value-type="float" office:value="9.9211839106438" calcext:value-type="float">
            <text:p>9.9211839106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  <table:table-cell table:formula="of:=[.E$10]*[.B21]+[.F$10]*[.A21]+[.G$10]" office:value-type="float" office:value="338.814691611283" calcext:value-type="float">
            <text:p>338.8146916113</text:p>
          </table:table-cell>
          <table:table-cell table:formula="of:=[.D21]-[.C21]" office:value-type="float" office:value="-26.1853083887169" calcext:value-type="float">
            <text:p>-26.2</text:p>
          </table:table-cell>
          <table:table-cell table:formula="of:=[.E21]*[.E21]" office:value-type="float" office:value="685.670375412209" calcext:value-type="float">
            <text:p>685.670375412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  <table:table-cell table:formula="of:=[.M$10]*[.J21]+[.N$10]*[.I21]+[.O$10]" office:value-type="float" office:value="338.98921477" calcext:value-type="float">
            <text:p>338.98921477</text:p>
          </table:table-cell>
          <table:table-cell table:formula="of:=[.L21]-[.K21]" office:value-type="float" office:value="-26.01078523" calcext:value-type="float">
            <text:p>-26.0</text:p>
          </table:table-cell>
          <table:table-cell table:formula="of:=[.M21]*[.M21]" office:value-type="float" office:value="676.560948281184" calcext:value-type="float">
            <text:p>676.560948281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  <table:table-cell table:formula="of:=[.U$10]*[.R21]+[.V$10]*[.Q21]+[.W$10]" office:value-type="float" office:value="338.98921477" calcext:value-type="float">
            <text:p>338.98921477</text:p>
          </table:table-cell>
          <table:table-cell table:formula="of:=[.T21]-[.S21]" office:value-type="float" office:value="-26.01078523" calcext:value-type="float">
            <text:p>-26.0</text:p>
          </table:table-cell>
          <table:table-cell table:formula="of:=[.U21]*[.U21]" office:value-type="float" office:value="676.560948281184" calcext:value-type="float">
            <text:p>676.560948281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table:formula="of:=[.E$10]*[.B22]+[.F$10]*[.A22]+[.G$10]" office:value-type="float" office:value="214.44949469332" calcext:value-type="float">
            <text:p>214.4494946933</text:p>
          </table:table-cell>
          <table:table-cell table:formula="of:=[.D22]-[.C22]" office:value-type="float" office:value="5.44949469331979" calcext:value-type="float">
            <text:p>5.4</text:p>
          </table:table-cell>
          <table:table-cell table:formula="of:=[.E22]*[.E22]" office:value-type="float" office:value="29.6969924125206" calcext:value-type="float">
            <text:p>29.69699241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table:formula="of:=[.M$10]*[.J22]+[.N$10]*[.I22]+[.O$10]" office:value-type="float" office:value="205.84787077" calcext:value-type="float">
            <text:p>205.84787077</text:p>
          </table:table-cell>
          <table:table-cell table:formula="of:=[.L22]-[.K22]" office:value-type="float" office:value="-3.15212923000001" calcext:value-type="float">
            <text:p>-3.2</text:p>
          </table:table-cell>
          <table:table-cell table:formula="of:=[.M22]*[.M22]" office:value-type="float" office:value="9.93591868262048" calcext:value-type="float">
            <text:p>9.93591868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table:formula="of:=[.U$10]*[.R22]+[.V$10]*[.Q22]+[.W$10]" office:value-type="float" office:value="205.84787077" calcext:value-type="float">
            <text:p>205.84787077</text:p>
          </table:table-cell>
          <table:table-cell table:formula="of:=[.T22]-[.S22]" office:value-type="float" office:value="-3.15212923000001" calcext:value-type="float">
            <text:p>-3.2</text:p>
          </table:table-cell>
          <table:table-cell table:formula="of:=[.U22]*[.U22]" office:value-type="float" office:value="9.93591868262048" calcext:value-type="float">
            <text:p>9.9359186826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table:formula="of:=[.E$10]*[.B23]+[.F$10]*[.A23]+[.G$10]" office:value-type="float" office:value="276.842080480119" calcext:value-type="float">
            <text:p>276.8420804801</text:p>
          </table:table-cell>
          <table:table-cell table:formula="of:=[.D23]-[.C23]" office:value-type="float" office:value="-13.1579195198813" calcext:value-type="float">
            <text:p>-13.2</text:p>
          </table:table-cell>
          <table:table-cell table:formula="of:=[.E23]*[.E23]" office:value-type="float" office:value="173.130846091674" calcext:value-type="float">
            <text:p>173.130846091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table:formula="of:=[.M$10]*[.J23]+[.N$10]*[.I23]+[.O$10]" office:value-type="float" office:value="286.31626165" calcext:value-type="float">
            <text:p>286.31626165</text:p>
          </table:table-cell>
          <table:table-cell table:formula="of:=[.L23]-[.K23]" office:value-type="float" office:value="-3.68373835" calcext:value-type="float">
            <text:p>-3.7</text:p>
          </table:table-cell>
          <table:table-cell table:formula="of:=[.M23]*[.M23]" office:value-type="float" office:value="13.5699282312607" calcext:value-type="float">
            <text:p>13.569928231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table:formula="of:=[.U$10]*[.R23]+[.V$10]*[.Q23]+[.W$10]" office:value-type="float" office:value="286.31626165" calcext:value-type="float">
            <text:p>286.31626165</text:p>
          </table:table-cell>
          <table:table-cell table:formula="of:=[.T23]-[.S23]" office:value-type="float" office:value="-3.68373835" calcext:value-type="float">
            <text:p>-3.7</text:p>
          </table:table-cell>
          <table:table-cell table:formula="of:=[.U23]*[.U23]" office:value-type="float" office:value="13.5699282312607" calcext:value-type="float">
            <text:p>13.5699282313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46" calcext:value-type="float">
            <text:p>346</text:p>
          </table:table-cell>
          <table:table-cell table:formula="of:=[.E$10]*[.B24]+[.F$10]*[.A24]+[.G$10]" office:value-type="float" office:value="376.373797093669" calcext:value-type="float">
            <text:p>376.3737970937</text:p>
          </table:table-cell>
          <table:table-cell table:formula="of:=[.D24]-[.C24]" office:value-type="float" office:value="30.3737970936688" calcext:value-type="float">
            <text:p>30.4</text:p>
          </table:table-cell>
          <table:table-cell table:formula="of:=[.E24]*[.E24]" office:value-type="float" office:value="922.567549887365" calcext:value-type="float">
            <text:p>922.567549887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46" calcext:value-type="float">
            <text:p>346</text:p>
          </table:table-cell>
          <table:table-cell table:formula="of:=[.M$10]*[.J24]+[.N$10]*[.I24]+[.O$10]" office:value-type="float" office:value="370.36583029" calcext:value-type="float">
            <text:p>370.36583029</text:p>
          </table:table-cell>
          <table:table-cell table:formula="of:=[.L24]-[.K24]" office:value-type="float" office:value="24.36583029" calcext:value-type="float">
            <text:p>24.4</text:p>
          </table:table-cell>
          <table:table-cell table:formula="of:=[.M24]*[.M24]" office:value-type="float" office:value="593.693685721082" calcext:value-type="float">
            <text:p>593.693685721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46" calcext:value-type="float">
            <text:p>346</text:p>
          </table:table-cell>
          <table:table-cell table:formula="of:=[.U$10]*[.R24]+[.V$10]*[.Q24]+[.W$10]" office:value-type="float" office:value="370.36583029" calcext:value-type="float">
            <text:p>370.36583029</text:p>
          </table:table-cell>
          <table:table-cell table:formula="of:=[.T24]-[.S24]" office:value-type="float" office:value="24.36583029" calcext:value-type="float">
            <text:p>24.4</text:p>
          </table:table-cell>
          <table:table-cell table:formula="of:=[.U24]*[.U24]" office:value-type="float" office:value="593.693685721082" calcext:value-type="float">
            <text:p>593.693685721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table:formula="of:=[.E$10]*[.B25]+[.F$10]*[.A25]+[.G$10]" office:value-type="float" office:value="221.753766848364" calcext:value-type="float">
            <text:p>221.7537668484</text:p>
          </table:table-cell>
          <table:table-cell table:formula="of:=[.D25]-[.C25]" office:value-type="float" office:value="-32.2462331516363" calcext:value-type="float">
            <text:p>-32.2</text:p>
          </table:table-cell>
          <table:table-cell table:formula="of:=[.E25]*[.E25]" office:value-type="float" office:value="1039.81955246969" calcext:value-type="float">
            <text:p>1039.819552469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table:formula="of:=[.M$10]*[.J25]+[.N$10]*[.I25]+[.O$10]" office:value-type="float" office:value="223.46852533" calcext:value-type="float">
            <text:p>223.46852533</text:p>
          </table:table-cell>
          <table:table-cell table:formula="of:=[.L25]-[.K25]" office:value-type="float" office:value="-30.53147467" calcext:value-type="float">
            <text:p>-30.5</text:p>
          </table:table-cell>
          <table:table-cell table:formula="of:=[.M25]*[.M25]" office:value-type="float" office:value="932.17094552485" calcext:value-type="float">
            <text:p>932.170945524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table:formula="of:=[.U$10]*[.R25]+[.V$10]*[.Q25]+[.W$10]" office:value-type="float" office:value="223.46852533" calcext:value-type="float">
            <text:p>223.46852533</text:p>
          </table:table-cell>
          <table:table-cell table:formula="of:=[.T25]-[.S25]" office:value-type="float" office:value="-30.53147467" calcext:value-type="float">
            <text:p>-30.5</text:p>
          </table:table-cell>
          <table:table-cell table:formula="of:=[.U25]*[.U25]" office:value-type="float" office:value="932.17094552485" calcext:value-type="float">
            <text:p>932.1709455249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table:formula="of:=[.E$10]*[.B26]+[.F$10]*[.A26]+[.G$10]" office:value-type="float" office:value="415.602350971233" calcext:value-type="float">
            <text:p>415.6023509712</text:p>
          </table:table-cell>
          <table:table-cell table:formula="of:=[.D26]-[.C26]" office:value-type="float" office:value="20.6023509712326" calcext:value-type="float">
            <text:p>20.6</text:p>
          </table:table-cell>
          <table:table-cell table:formula="of:=[.E26]*[.E26]" office:value-type="float" office:value="424.456865541848" calcext:value-type="float">
            <text:p>424.456865541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table:formula="of:=[.M$10]*[.J26]+[.N$10]*[.I26]+[.O$10]" office:value-type="float" office:value="404.73969541" calcext:value-type="float">
            <text:p>404.73969541</text:p>
          </table:table-cell>
          <table:table-cell table:formula="of:=[.L26]-[.K26]" office:value-type="float" office:value="9.73969541000002" calcext:value-type="float">
            <text:p>9.7</text:p>
          </table:table-cell>
          <table:table-cell table:formula="of:=[.M26]*[.M26]" office:value-type="float" office:value="94.8616666795756" calcext:value-type="float">
            <text:p>94.861666679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table:formula="of:=[.U$10]*[.R26]+[.V$10]*[.Q26]+[.W$10]" office:value-type="float" office:value="404.73969541" calcext:value-type="float">
            <text:p>404.73969541</text:p>
          </table:table-cell>
          <table:table-cell table:formula="of:=[.T26]-[.S26]" office:value-type="float" office:value="9.73969541000002" calcext:value-type="float">
            <text:p>9.7</text:p>
          </table:table-cell>
          <table:table-cell table:formula="of:=[.U26]*[.U26]" office:value-type="float" office:value="94.8616666795756" calcext:value-type="float">
            <text:p>94.8616666796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34" calcext:value-type="float">
            <text:p>434</text:p>
          </table:table-cell>
          <table:table-cell table:formula="of:=[.E$10]*[.B27]+[.F$10]*[.A27]+[.G$10]" office:value-type="float" office:value="357.176882253681" calcext:value-type="float">
            <text:p>357.1768822537</text:p>
          </table:table-cell>
          <table:table-cell table:formula="of:=[.D27]-[.C27]" office:value-type="float" office:value="-76.8231177463185" calcext:value-type="float">
            <text:p>-76.8</text:p>
          </table:table-cell>
          <table:table-cell table:formula="of:=[.E27]*[.E27]" office:value-type="float" office:value="5901.79142026472" calcext:value-type="float">
            <text:p>5901.791420264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34" calcext:value-type="float">
            <text:p>434</text:p>
          </table:table-cell>
          <table:table-cell table:formula="of:=[.M$10]*[.J27]+[.N$10]*[.I27]+[.O$10]" office:value-type="float" office:value="353.92821013" calcext:value-type="float">
            <text:p>353.92821013</text:p>
          </table:table-cell>
          <table:table-cell table:formula="of:=[.L27]-[.K27]" office:value-type="float" office:value="-80.07178987" calcext:value-type="float">
            <text:p>-80.1</text:p>
          </table:table-cell>
          <table:table-cell table:formula="of:=[.M27]*[.M27]" office:value-type="float" office:value="6411.49153298543" calcext:value-type="float">
            <text:p>6411.491532985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34" calcext:value-type="float">
            <text:p>434</text:p>
          </table:table-cell>
          <table:table-cell table:formula="of:=[.U$10]*[.R27]+[.V$10]*[.Q27]+[.W$10]" office:value-type="float" office:value="353.92821013" calcext:value-type="float">
            <text:p>353.92821013</text:p>
          </table:table-cell>
          <table:table-cell table:formula="of:=[.T27]-[.S27]" office:value-type="float" office:value="-80.07178987" calcext:value-type="float">
            <text:p>-80.1</text:p>
          </table:table-cell>
          <table:table-cell table:formula="of:=[.U27]*[.U27]" office:value-type="float" office:value="6411.49153298543" calcext:value-type="float">
            <text:p>6411.491532985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E$10]*[.B28]+[.F$10]*[.A28]+[.G$10]" office:value-type="float" office:value="280.388352041452" calcext:value-type="float">
            <text:p>280.3883520415</text:p>
          </table:table-cell>
          <table:table-cell table:formula="of:=[.D28]-[.C28]" office:value-type="float" office:value="60.388352041452" calcext:value-type="float">
            <text:p>60.4</text:p>
          </table:table-cell>
          <table:table-cell table:formula="of:=[.E28]*[.E28]" office:value-type="float" office:value="3646.75306228234" calcext:value-type="float">
            <text:p>3646.753062282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M$10]*[.J28]+[.N$10]*[.I28]+[.O$10]" office:value-type="float" office:value="279.16235437" calcext:value-type="float">
            <text:p>279.16235437</text:p>
          </table:table-cell>
          <table:table-cell table:formula="of:=[.L28]-[.K28]" office:value-type="float" office:value="59.16235437" calcext:value-type="float">
            <text:p>59.2</text:p>
          </table:table-cell>
          <table:table-cell table:formula="of:=[.M28]*[.M28]" office:value-type="float" office:value="3500.18417460146" calcext:value-type="float">
            <text:p>3500.18417460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U$10]*[.R28]+[.V$10]*[.Q28]+[.W$10]" office:value-type="float" office:value="279.16235437" calcext:value-type="float">
            <text:p>279.16235437</text:p>
          </table:table-cell>
          <table:table-cell table:formula="of:=[.T28]-[.S28]" office:value-type="float" office:value="59.16235437" calcext:value-type="float">
            <text:p>59.2</text:p>
          </table:table-cell>
          <table:table-cell table:formula="of:=[.U28]*[.U28]" office:value-type="float" office:value="3500.18417460146" calcext:value-type="float">
            <text:p>3500.1841746015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4" calcext:value-type="float">
            <text:p>374</text:p>
          </table:table-cell>
          <table:table-cell table:formula="of:=[.E$10]*[.B29]+[.F$10]*[.A29]+[.G$10]" office:value-type="float" office:value="377.000275668001" calcext:value-type="float">
            <text:p>377.000275668</text:p>
          </table:table-cell>
          <table:table-cell table:formula="of:=[.D29]-[.C29]" office:value-type="float" office:value="3.0002756680006" calcext:value-type="float">
            <text:p>3.0</text:p>
          </table:table-cell>
          <table:table-cell table:formula="of:=[.E29]*[.E29]" office:value-type="float" office:value="9.00165408399643" calcext:value-type="float">
            <text:p>9.00165408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4" calcext:value-type="float">
            <text:p>374</text:p>
          </table:table-cell>
          <table:table-cell table:formula="of:=[.M$10]*[.J29]+[.N$10]*[.I29]+[.O$10]" office:value-type="float" office:value="375.99748645" calcext:value-type="float">
            <text:p>375.99748645</text:p>
          </table:table-cell>
          <table:table-cell table:formula="of:=[.L29]-[.K29]" office:value-type="float" office:value="1.99748645" calcext:value-type="float">
            <text:p>2.0</text:p>
          </table:table-cell>
          <table:table-cell table:formula="of:=[.M29]*[.M29]" office:value-type="float" office:value="3.98995211793359" calcext:value-type="float">
            <text:p>3.989952117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74" calcext:value-type="float">
            <text:p>374</text:p>
          </table:table-cell>
          <table:table-cell table:formula="of:=[.U$10]*[.R29]+[.V$10]*[.Q29]+[.W$10]" office:value-type="float" office:value="375.99748645" calcext:value-type="float">
            <text:p>375.99748645</text:p>
          </table:table-cell>
          <table:table-cell table:formula="of:=[.T29]-[.S29]" office:value-type="float" office:value="1.99748645" calcext:value-type="float">
            <text:p>2.0</text:p>
          </table:table-cell>
          <table:table-cell table:formula="of:=[.U29]*[.U29]" office:value-type="float" office:value="3.98995211793359" calcext:value-type="float">
            <text:p>3.9899521179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table:formula="of:=[.E$10]*[.B30]+[.F$10]*[.A30]+[.G$10]" office:value-type="float" office:value="370.114236464031" calcext:value-type="float">
            <text:p>370.114236464</text:p>
          </table:table-cell>
          <table:table-cell table:formula="of:=[.D30]-[.C30]" office:value-type="float" office:value="62.1142364640312" calcext:value-type="float">
            <text:p>62.1</text:p>
          </table:table-cell>
          <table:table-cell table:formula="of:=[.E30]*[.E30]" office:value-type="float" office:value="3858.17837150958" calcext:value-type="float">
            <text:p>3858.178371509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table:formula="of:=[.M$10]*[.J30]+[.N$10]*[.I30]+[.O$10]" office:value-type="float" office:value="368.14151941" calcext:value-type="float">
            <text:p>368.14151941</text:p>
          </table:table-cell>
          <table:table-cell table:formula="of:=[.L30]-[.K30]" office:value-type="float" office:value="60.1415194100001" calcext:value-type="float">
            <text:p>60.1</text:p>
          </table:table-cell>
          <table:table-cell table:formula="of:=[.M30]*[.M30]" office:value-type="float" office:value="3617.00235694341" calcext:value-type="float">
            <text:p>3617.00235694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table:formula="of:=[.U$10]*[.R30]+[.V$10]*[.Q30]+[.W$10]" office:value-type="float" office:value="368.14151941" calcext:value-type="float">
            <text:p>368.14151941</text:p>
          </table:table-cell>
          <table:table-cell table:formula="of:=[.T30]-[.S30]" office:value-type="float" office:value="60.1415194100001" calcext:value-type="float">
            <text:p>60.1</text:p>
          </table:table-cell>
          <table:table-cell table:formula="of:=[.U30]*[.U30]" office:value-type="float" office:value="3617.00235694341" calcext:value-type="float">
            <text:p>3617.00235694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E$10]*[.B31]+[.F$10]*[.A31]+[.G$10]" office:value-type="float" office:value="289.570318214931" calcext:value-type="float">
            <text:p>289.5703182149</text:p>
          </table:table-cell>
          <table:table-cell table:formula="of:=[.D31]-[.C31]" office:value-type="float" office:value="69.5703182149312" calcext:value-type="float">
            <text:p>69.6</text:p>
          </table:table-cell>
          <table:table-cell table:formula="of:=[.E31]*[.E31]" office:value-type="float" office:value="4840.02917652678" calcext:value-type="float">
            <text:p>4840.029176526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M$10]*[.J31]+[.N$10]*[.I31]+[.O$10]" office:value-type="float" office:value="295.64722717" calcext:value-type="float">
            <text:p>295.64722717</text:p>
          </table:table-cell>
          <table:table-cell table:formula="of:=[.L31]-[.K31]" office:value-type="float" office:value="75.64722717" calcext:value-type="float">
            <text:p>75.6</text:p>
          </table:table-cell>
          <table:table-cell table:formula="of:=[.M31]*[.M31]" office:value-type="float" office:value="5722.50297850959" calcext:value-type="float">
            <text:p>5722.502978509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formula="of:=[.U$10]*[.R31]+[.V$10]*[.Q31]+[.W$10]" office:value-type="float" office:value="295.64722717" calcext:value-type="float">
            <text:p>295.64722717</text:p>
          </table:table-cell>
          <table:table-cell table:formula="of:=[.T31]-[.S31]" office:value-type="float" office:value="75.64722717" calcext:value-type="float">
            <text:p>75.6</text:p>
          </table:table-cell>
          <table:table-cell table:formula="of:=[.U31]*[.U31]" office:value-type="float" office:value="5722.50297850959" calcext:value-type="float">
            <text:p>5722.502978509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table:formula="of:=[.E$10]*[.B32]+[.F$10]*[.A32]+[.G$10]" office:value-type="float" office:value="342.570079648154" calcext:value-type="float">
            <text:p>342.5700796482</text:p>
          </table:table-cell>
          <table:table-cell table:formula="of:=[.D32]-[.C32]" office:value-type="float" office:value="31.5700796481537" calcext:value-type="float">
            <text:p>31.6</text:p>
          </table:table-cell>
          <table:table-cell table:formula="of:=[.E32]*[.E32]" office:value-type="float" office:value="996.669928990768" calcext:value-type="float">
            <text:p>996.669928990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table:formula="of:=[.M$10]*[.J32]+[.N$10]*[.I32]+[.O$10]" office:value-type="float" office:value="336.71765125" calcext:value-type="float">
            <text:p>336.71765125</text:p>
          </table:table-cell>
          <table:table-cell table:formula="of:=[.L32]-[.K32]" office:value-type="float" office:value="25.71765125" calcext:value-type="float">
            <text:p>25.7</text:p>
          </table:table-cell>
          <table:table-cell table:formula="of:=[.M32]*[.M32]" office:value-type="float" office:value="661.397585816628" calcext:value-type="float">
            <text:p>661.397585816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table:formula="of:=[.U$10]*[.R32]+[.V$10]*[.Q32]+[.W$10]" office:value-type="float" office:value="336.71765125" calcext:value-type="float">
            <text:p>336.71765125</text:p>
          </table:table-cell>
          <table:table-cell table:formula="of:=[.T32]-[.S32]" office:value-type="float" office:value="25.71765125" calcext:value-type="float">
            <text:p>25.7</text:p>
          </table:table-cell>
          <table:table-cell table:formula="of:=[.U32]*[.U32]" office:value-type="float" office:value="661.397585816628" calcext:value-type="float">
            <text:p>661.3975858166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formula="of:=[.E$10]*[.B33]+[.F$10]*[.A33]+[.G$10]" office:value-type="float" office:value="225.927387836309" calcext:value-type="float">
            <text:p>225.9273878363</text:p>
          </table:table-cell>
          <table:table-cell table:formula="of:=[.D33]-[.C33]" office:value-type="float" office:value="44.9273878363087" calcext:value-type="float">
            <text:p>44.9</text:p>
          </table:table-cell>
          <table:table-cell table:formula="of:=[.E33]*[.E33]" office:value-type="float" office:value="2018.4701777941" calcext:value-type="float">
            <text:p>2018.47017779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formula="of:=[.M$10]*[.J33]+[.N$10]*[.I33]+[.O$10]" office:value-type="float" office:value="230.96164933" calcext:value-type="float">
            <text:p>230.96164933</text:p>
          </table:table-cell>
          <table:table-cell table:formula="of:=[.L33]-[.K33]" office:value-type="float" office:value="49.96164933" calcext:value-type="float">
            <text:p>50.0</text:p>
          </table:table-cell>
          <table:table-cell table:formula="of:=[.M33]*[.M33]" office:value-type="float" office:value="2496.16640377389" calcext:value-type="float">
            <text:p>2496.166403773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formula="of:=[.U$10]*[.R33]+[.V$10]*[.Q33]+[.W$10]" office:value-type="float" office:value="230.96164933" calcext:value-type="float">
            <text:p>230.96164933</text:p>
          </table:table-cell>
          <table:table-cell table:formula="of:=[.T33]-[.S33]" office:value-type="float" office:value="49.96164933" calcext:value-type="float">
            <text:p>50.0</text:p>
          </table:table-cell>
          <table:table-cell table:formula="of:=[.U33]*[.U33]" office:value-type="float" office:value="2496.16640377389" calcext:value-type="float">
            <text:p>2496.1664037739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formula="of:=[.E$10]*[.B34]+[.F$10]*[.A34]+[.G$10]" office:value-type="float" office:value="306.472176937689" calcext:value-type="float">
            <text:p>306.4721769377</text:p>
          </table:table-cell>
          <table:table-cell table:formula="of:=[.D34]-[.C34]" office:value-type="float" office:value="32.4721769376887" calcext:value-type="float">
            <text:p>32.5</text:p>
          </table:table-cell>
          <table:table-cell table:formula="of:=[.E34]*[.E34]" office:value-type="float" office:value="1054.44227507256" calcext:value-type="float">
            <text:p>1054.44227507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formula="of:=[.M$10]*[.J34]+[.N$10]*[.I34]+[.O$10]" office:value-type="float" office:value="312.47131669" calcext:value-type="float">
            <text:p>312.47131669</text:p>
          </table:table-cell>
          <table:table-cell table:formula="of:=[.L34]-[.K34]" office:value-type="float" office:value="38.47131669" calcext:value-type="float">
            <text:p>38.5</text:p>
          </table:table-cell>
          <table:table-cell table:formula="of:=[.M34]*[.M34]" office:value-type="float" office:value="1480.04220786227" calcext:value-type="float">
            <text:p>1480.042207862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  <table:table-cell table:formula="of:=[.U$10]*[.R34]+[.V$10]*[.Q34]+[.W$10]" office:value-type="float" office:value="312.47131669" calcext:value-type="float">
            <text:p>312.47131669</text:p>
          </table:table-cell>
          <table:table-cell table:formula="of:=[.T34]-[.S34]" office:value-type="float" office:value="38.47131669" calcext:value-type="float">
            <text:p>38.5</text:p>
          </table:table-cell>
          <table:table-cell table:formula="of:=[.U34]*[.U34]" office:value-type="float" office:value="1480.04220786227" calcext:value-type="float">
            <text:p>1480.0422078623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3" calcext:value-type="float">
            <text:p>303</text:p>
          </table:table-cell>
          <table:table-cell table:formula="of:=[.E$10]*[.B35]+[.F$10]*[.A35]+[.G$10]" office:value-type="float" office:value="309.601086400228" calcext:value-type="float">
            <text:p>309.6010864002</text:p>
          </table:table-cell>
          <table:table-cell table:formula="of:=[.D35]-[.C35]" office:value-type="float" office:value="6.60108640022759" calcext:value-type="float">
            <text:p>6.6</text:p>
          </table:table-cell>
          <table:table-cell table:formula="of:=[.E35]*[.E35]" office:value-type="float" office:value="43.5743416632696" calcext:value-type="float">
            <text:p>43.574341663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3" calcext:value-type="float">
            <text:p>303</text:p>
          </table:table-cell>
          <table:table-cell table:formula="of:=[.M$10]*[.J35]+[.N$10]*[.I35]+[.O$10]" office:value-type="float" office:value="304.56809701" calcext:value-type="float">
            <text:p>304.56809701</text:p>
          </table:table-cell>
          <table:table-cell table:formula="of:=[.L35]-[.K35]" office:value-type="float" office:value="1.56809701000003" calcext:value-type="float">
            <text:p>1.6</text:p>
          </table:table-cell>
          <table:table-cell table:formula="of:=[.M35]*[.M35]" office:value-type="float" office:value="2.45892823277104" calcext:value-type="float">
            <text:p>2.458928232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3" calcext:value-type="float">
            <text:p>303</text:p>
          </table:table-cell>
          <table:table-cell table:formula="of:=[.U$10]*[.R35]+[.V$10]*[.Q35]+[.W$10]" office:value-type="float" office:value="304.56809701" calcext:value-type="float">
            <text:p>304.56809701</text:p>
          </table:table-cell>
          <table:table-cell table:formula="of:=[.T35]-[.S35]" office:value-type="float" office:value="1.56809701000003" calcext:value-type="float">
            <text:p>1.6</text:p>
          </table:table-cell>
          <table:table-cell table:formula="of:=[.U35]*[.U35]" office:value-type="float" office:value="2.45892823277104" calcext:value-type="float">
            <text:p>2.458928232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table:formula="of:=[.E$10]*[.B36]+[.F$10]*[.A36]+[.G$10]" office:value-type="float" office:value="260.77407510267" calcext:value-type="float">
            <text:p>260.7740751027</text:p>
          </table:table-cell>
          <table:table-cell table:formula="of:=[.D36]-[.C36]" office:value-type="float" office:value="16.7740751026702" calcext:value-type="float">
            <text:p>16.8</text:p>
          </table:table-cell>
          <table:table-cell table:formula="of:=[.E36]*[.E36]" office:value-type="float" office:value="281.369595550019" calcext:value-type="float">
            <text:p>281.3695955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table:formula="of:=[.M$10]*[.J36]+[.N$10]*[.I36]+[.O$10]" office:value-type="float" office:value="261.97542181" calcext:value-type="float">
            <text:p>261.97542181</text:p>
          </table:table-cell>
          <table:table-cell table:formula="of:=[.L36]-[.K36]" office:value-type="float" office:value="17.97542181" calcext:value-type="float">
            <text:p>18.0</text:p>
          </table:table-cell>
          <table:table-cell table:formula="of:=[.M36]*[.M36]" office:value-type="float" office:value="323.115789247424" calcext:value-type="float">
            <text:p>323.115789247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table:formula="of:=[.U$10]*[.R36]+[.V$10]*[.Q36]+[.W$10]" office:value-type="float" office:value="261.97542181" calcext:value-type="float">
            <text:p>261.97542181</text:p>
          </table:table-cell>
          <table:table-cell table:formula="of:=[.T36]-[.S36]" office:value-type="float" office:value="17.97542181" calcext:value-type="float">
            <text:p>18.0</text:p>
          </table:table-cell>
          <table:table-cell table:formula="of:=[.U36]*[.U36]" office:value-type="float" office:value="323.115789247424" calcext:value-type="float">
            <text:p>323.115789247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$10]*[.B37]+[.F$10]*[.A37]+[.G$10]" office:value-type="float" office:value="241.78627673822" calcext:value-type="float">
            <text:p>241.7862767382</text:p>
          </table:table-cell>
          <table:table-cell table:style-name="Default"/>
          <table:table-cell table:formula="of:=SUM([.F12:.F36])" office:value-type="float" office:value="42806.2253495115" calcext:value-type="float">
            <text:p>42806.225349511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M$10]*[.J37]+[.N$10]*[.I37]+[.O$10]" office:value-type="float" office:value="250.42014541" calcext:value-type="float">
            <text:p>250.42014541</text:p>
          </table:table-cell>
          <table:table-cell table:style-name="Default"/>
          <table:table-cell table:formula="of:=SUM([.N12:.N36])" office:value-type="float" office:value="43483.1669122418" calcext:value-type="float">
            <text:p>43483.166912241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U$10]*[.R37]+[.V$10]*[.Q37]+[.W$10]" office:value-type="float" office:value="250.42014541" calcext:value-type="float">
            <text:p>250.42014541</text:p>
          </table:table-cell>
          <table:table-cell table:style-name="Default"/>
          <table:table-cell table:formula="of:=SUM([.V12:.V36])" office:value-type="float" office:value="43483.1669122418" calcext:value-type="float">
            <text:p>43483.166912241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$10]*[.B38]+[.F$10]*[.A38]+[.G$10]" office:value-type="float" office:value="235.525845256302" calcext:value-type="float">
            <text:p>235.5258452563</text:p>
          </table:table-cell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M$10]*[.J38]+[.N$10]*[.I38]+[.O$10]" office:value-type="float" office:value="239.18045941" calcext:value-type="float">
            <text:p>239.18045941</text:p>
          </table:table-cell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U$10]*[.R38]+[.V$10]*[.Q38]+[.W$10]" office:value-type="float" office:value="239.18045941" calcext:value-type="float">
            <text:p>239.18045941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9:50:19.5992639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9:50:19.715497610</meta:creation-date>
    <meta:editing-duration>PT15M53S</meta:editing-duration>
    <meta:editing-cycles>3</meta:editing-cycles>
    <meta:generator>LibreOffice/5.1.6.2$Linux_X86_64 LibreOffice_project/10m0$Build-2</meta:generator>
    <dc:date>2017-04-25T10:36:35.241749523</dc:date>
    <meta:document-statistic meta:table-count="3" meta:cell-count="495" meta:object-count="0"/>
  </office:meta>
</office:document-meta>
</file>